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7"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6pt" style:font-size-asian="16pt" style:font-size-complex="16pt" fo:language="en" fo:country="US"/>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T23" style:parent-style-name="Standardskriftforavsnitt" style:family="text">
      <style:text-properties style:font-name="Times New Roman" fo:font-size="12pt" style:font-size-asian="12pt" style:font-size-complex="12pt" fo:language="en" fo:country="US"/>
    </style:style>
    <style:style style:name="T24" style:parent-style-name="Standardskriftforavsnitt" style:family="text">
      <style:text-properties style:font-name="Times New Roman" fo:font-size="12pt" style:font-size-asian="12pt" style:font-size-complex="12pt" fo:language="en" fo:country="US"/>
    </style:style>
    <style:style style:name="T25" style:parent-style-name="Standardskriftforavsnitt" style:family="text">
      <style:text-properties style:font-name="Times New Roman" fo:font-size="12pt" style:font-size-asian="12pt" style:font-size-complex="12pt" fo:language="en" fo:country="US"/>
    </style:style>
    <style:style style:name="T26" style:parent-style-name="Standardskriftforavsnitt" style:family="text">
      <style:text-properties style:font-name="Times New Roman" fo:font-size="12pt" style:font-size-asian="12pt" style:font-size-complex="12pt" fo:language="en" fo:country="US"/>
    </style:style>
    <style:style style:name="T27" style:parent-style-name="Standardskriftforavsnitt" style:family="text">
      <style:text-properties style:font-name="Times New Roman" fo:font-size="12pt" style:font-size-asian="12pt" style:font-size-complex="12pt" fo:language="en" fo:country="US"/>
    </style:style>
    <style:style style:name="P28" style:parent-style-name="Normal" style:family="paragraph">
      <style:text-properties style:font-name="Times New Roman" fo:font-size="12pt" style:font-size-asian="12pt" style:font-size-complex="12pt" fo:language="en" fo:country="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T33"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5"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7"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 style:parent-style-name="Normal" style:family="paragraph">
      <style:text-properties style:font-name="Times New Roman" fo:font-size="12pt" style:font-size-asian="12pt" style:font-size-complex="12pt" fo:language="en" fo:country="US"/>
    </style:style>
    <style:style style:name="P40" style:parent-style-name="Normal" style:family="paragraph">
      <style:paragraph-properties fo:text-indent="0.5in"/>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P46" style:parent-style-name="Normal" style:family="paragraph">
      <style:text-properties style:font-name="Times New Roman" fo:font-size="12pt" style:font-size-asian="12pt" style:font-size-complex="12pt" fo:language="en" fo:country="US"/>
    </style:style>
    <style:style style:name="P47" style:parent-style-name="Normal" style:family="paragraph">
      <style:text-properties style:font-name="Times New Roman" fo:font-size="12pt" style:font-size-asian="12pt" style:font-size-complex="12pt" fo:language="en" fo:country="US"/>
    </style:style>
    <style:style style:name="P48" style:parent-style-name="Normal" style:family="paragraph">
      <style:text-properties style:font-name="Times New Roman" fo:font-size="12pt" style:font-size-asian="12pt" style:font-size-complex="12pt" fo:language="en" fo:country="US"/>
    </style:style>
    <style:style style:name="P49" style:parent-style-name="Normal" style:family="paragraph">
      <style:text-properties style:font-name="Times New Roman" fo:font-size="12pt" style:font-size-asian="12pt" style:font-size-complex="12pt" fo:language="en" fo:country="US"/>
    </style:style>
    <style:style style:name="P50" style:parent-style-name="Normal" style:family="paragraph">
      <style:text-properties style:font-name="Times New Roman" fo:font-size="12pt" style:font-size-asian="12pt" style:font-size-complex="12pt" fo:language="en" fo:country="US"/>
    </style:style>
    <style:style style:name="P51" style:parent-style-name="Normal" style:family="paragraph">
      <style:text-properties style:font-name="Times New Roman" fo:font-size="12pt" style:font-size-asian="12pt" style:font-size-complex="12pt" fo:language="en" fo:country="US"/>
    </style:style>
    <style:style style:name="P52" style:parent-style-name="Normal" style:family="paragraph">
      <style:text-properties style:font-name="Times New Roman" fo:font-size="12pt" style:font-size-asian="12pt" style:font-size-complex="12pt" fo:language="en" fo:country="US"/>
    </style:style>
    <style:style style:name="P53" style:parent-style-name="Normal" style:family="paragraph">
      <style:text-properties style:font-name="Times New Roman" fo:font-size="12pt" style:font-size-asian="12pt" style:font-size-complex="12pt" fo:language="en" fo:country="US"/>
    </style:style>
    <style:style style:name="P54" style:parent-style-name="Normal" style:family="paragraph">
      <style:text-properties style:font-name="Times New Roman" fo:font-size="12pt" style:font-size-asian="12pt" style:font-size-complex="12pt" fo:language="en" fo:country="US"/>
    </style:style>
    <style:style style:name="P55" style:parent-style-name="Normal" style:family="paragraph">
      <style:text-properties style:font-name="Times New Roman" fo:font-size="12pt" style:font-size-asian="12pt" style:font-size-complex="12pt" fo:language="en" fo:country="US"/>
    </style:style>
    <style:style style:name="P56" style:parent-style-name="Normal" style:family="paragraph">
      <style:text-properties style:font-name="Times New Roman" fo:font-size="12pt" style:font-size-asian="12pt" style:font-size-complex="12pt" fo:language="en" fo:country="US"/>
    </style:style>
    <style:style style:name="T57" style:parent-style-name="Standardskriftforavsnitt" style:family="text">
      <style:text-properties style:font-name="Times New Roman" fo:font-size="12pt" style:font-size-asian="12pt" style:font-size-complex="12pt" fo:language="en" fo:country="US"/>
    </style:style>
    <style:style style:name="T58" style:parent-style-name="Standardskriftforavsnitt" style:family="text">
      <style:text-properties style:font-name="Times New Roman" fo:font-size="12pt" style:font-size-asian="12pt" style:font-size-complex="12pt" fo:language="en" fo:country="US"/>
    </style:style>
    <style:style style:name="T59" style:parent-style-name="Standardskriftforavsnitt" style:family="text">
      <style:text-properties style:font-name="Times New Roman" fo:font-size="12pt" style:font-size-asian="12pt" style:font-size-complex="12pt" fo:language="en" fo:country="US"/>
    </style:style>
    <style:style style:name="T60" style:parent-style-name="Standardskriftforavsnitt" style:family="text">
      <style:text-properties style:font-name="Times New Roman" fo:font-size="12pt" style:font-size-asian="12pt" style:font-size-complex="12pt" fo:language="en" fo:country="US"/>
    </style:style>
    <style:style style:name="T61" style:parent-style-name="Standardskriftforavsnitt" style:family="text">
      <style:text-properties style:font-name="Times New Roman" fo:font-size="12pt" style:font-size-asian="12pt" style:font-size-complex="12pt" fo:language="en" fo:country="US"/>
    </style:style>
    <style:style style:name="T62" style:parent-style-name="Standardskriftforavsnitt" style:family="text">
      <style:text-properties style:font-name="Times New Roman" fo:font-size="12pt" style:font-size-asian="12pt" style:font-size-complex="12pt"/>
    </style:style>
    <style:style style:name="T63" style:parent-style-name="Standardskriftforavsnitt" style:family="text">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paragraph-properties fo:text-indent="0.5in"/>
      <style:text-properties style:font-name="Times New Roman" fo:font-size="12pt" style:font-size-asian="12pt" style:font-size-complex="12pt"/>
    </style:style>
    <style:style style:name="P69" style:parent-style-name="Normal" style:family="paragraph">
      <style:paragraph-properties fo:text-indent="0.5in"/>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fo:language="en" fo:country="US"/>
    </style:style>
    <style:style style:name="P71" style:parent-style-name="Normal" style:family="paragraph">
      <style:text-properties style:font-name="Times New Roman" fo:font-size="12pt" style:font-size-asian="12pt" style:font-size-complex="12pt" fo:language="en" fo:country="US"/>
    </style:style>
    <style:style style:name="T72" style:parent-style-name="Standardskriftforavsnitt" style:family="text">
      <style:text-properties style:font-name="Times New Roman" fo:font-weight="bold" style:font-weight-asian="bold" style:font-weight-complex="bold" fo:font-size="12pt" style:font-size-asian="12pt" style:font-size-complex="12pt" fo:language="en" fo:country="US"/>
    </style:style>
    <style:style style:name="T73" style:parent-style-name="Standardskriftforavsnitt" style:family="text">
      <style:text-properties style:font-name="Times New Roman" fo:font-size="12pt" style:font-size-asian="12pt" style:font-size-complex="12pt" fo:language="en" fo:country="US"/>
    </style:style>
    <style:style style:name="P74" style:parent-style-name="Normal" style:family="paragraph">
      <style:text-properties style:font-name="Times New Roman" fo:font-size="12pt" style:font-size-asian="12pt" style:font-size-complex="12pt" fo:language="en" fo:country="US"/>
    </style:style>
    <style:style style:name="P75"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7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7" style:parent-style-name="Normal" style:family="paragraph">
      <style:text-properties style:font-name="Times New Roman" fo:font-size="12pt" style:font-size-asian="12pt" style:font-size-complex="12pt" fo:language="en" fo:country="US"/>
    </style:style>
    <style:style style:name="P7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9" style:parent-style-name="Normal" style:family="paragraph">
      <style:text-properties style:font-name="Times New Roman" fo:font-size="12pt" style:font-size-asian="12pt" style:font-size-complex="12pt" fo:language="en" fo:country="US"/>
    </style:style>
    <style:style style:name="P80" style:parent-style-name="Normal" style:family="paragraph">
      <style:text-properties style:font-name="Times New Roman" fo:font-size="12pt" style:font-size-asian="12pt" style:font-size-complex="12pt" fo:language="en" fo:country="US"/>
    </style:style>
    <style:style style:name="P81" style:parent-style-name="Normal" style:family="paragraph">
      <style:text-properties style:font-name="Times New Roman" fo:font-size="12pt" style:font-size-asian="12pt" style:font-size-complex="12pt" fo:language="en" fo:country="US"/>
    </style:style>
    <style:style style:name="P82" style:parent-style-name="Normal" style:family="paragraph">
      <style:text-properties style:font-name="Times New Roman" fo:font-size="12pt" style:font-size-asian="12pt" style:font-size-complex="12pt" fo:language="en" fo:country="US"/>
    </style:style>
    <style:style style:name="P83" style:parent-style-name="Normal" style:family="paragraph">
      <style:text-properties style:font-name="Times New Roman" fo:font-size="12pt" style:font-size-asian="12pt" style:font-size-complex="12pt" fo:language="en" fo:country="US"/>
    </style:style>
    <style:style style:name="P84" style:parent-style-name="Normal" style:family="paragraph">
      <style:text-properties style:font-name="Times New Roman" fo:font-size="12pt" style:font-size-asian="12pt" style:font-size-complex="12pt" fo:language="en" fo:country="US"/>
    </style:style>
    <style:style style:name="P85" style:parent-style-name="Normal" style:family="paragraph">
      <style:text-properties style:font-name="Times New Roman" fo:font-size="12pt" style:font-size-asian="12pt" style:font-size-complex="12pt" fo:language="en" fo:country="US"/>
    </style:style>
    <style:style style:name="T86" style:parent-style-name="Standardskriftforavsnit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7"/>
      <text:p text:style-name="P8">Authors:</text:p>
      <text:p text:style-name="P9">Axel E. W. Jacobsen</text:p>
      <text:p text:style-name="P10">Daniel Hao Hyunh</text:p>
      <text:p text:style-name="P11">Matthias Greeven</text:p>
      <text:p text:style-name="P12"/>
      <text:p text:style-name="P13"/>
      <text:p text:style-name="P14">HELLO GRUPPA:</text:p>
      <text:p text:style-name="P15">Har brutt ned oppgaven litt for å gjøre den mer overkommelig, ingenting her er satt i stein.</text:p>
      <text:p text:style-name="P16">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7">OBS: Send melding når du skal redigere en seksjon så blir det ikke merge errors, en pusher av gangen. LAGRE DET DU HAR ENDRA LOKALT SÅ PUSH DET NÅR DET ER HELT FERDIG.</text:p>
      <text:p text:style-name="P18">Bare sleng in når dere har gjort noe som kan være verdt å nevne på contributions siden.</text:p>
      <text:p text:style-name="P19"/>
      <text:p text:style-name="P20">Introduction<text:s/><text:tab/><text:tab/><text:tab/>300-400 Words</text:p>
      <text:p text:style-name="P21"><text:tab/>Task<text:tab/><text:tab/><text:tab/>(Project scope)</text:p>
      <text:p text:style-name="P22"><text:tab/>Project motivation</text:p>
      <text:p text:style-name="Normal"><text:span text:style-name="T23">This is the project report for the AI project spring 2022. For this project our goal was to create an AI model trained on a self-made dataset made up<text:s/></text:span><text:span text:style-name="T24">of 9 different hand gestures. Since the task is essentially a bullet point list, there is not too many assumptions to be made. However, the task asks for “More than 5” gestures, so we decided to go all out, and do 9. This shouldn’t cause any issues, due to</text:span><text:span text:style-name="T25"><text:s/>there being 10000 photos in the final dataset. We came to this number of photos due to the task asking for “at least 2000 special hand gestures”, as well as “Create the same number of samples from other 4 users”. Since there was a lot of pictures to take,</text:span><text:span text:style-name="T26"><text:s/>we contacted other groups to ensure we could co-operate through sharing photos, and thereby easing the workload. Finally, we decided to choose VGG19 as our primary attention-based CNN model and compare it to a ResNet network trained on the same data. Our<text:s/></text:span><text:span text:style-name="T27">goal is to perform an experiment by training two AI models with a self-made dataset and see which one performs better.</text:span></text:p>
      <text:soft-page-break/>
      <text:p text:style-name="P28">Background<text:tab/><text:tab/><text:tab/>100-300 Words</text:p>
      <text:p text:style-name="P29"><text:tab/>Explain any technical feature of the project</text:p>
      <text:p text:style-name="P30">Background information needed to understand the technical details in the rest of the report (?)</text:p>
      <text:p text:style-name="P31">To understand how we executed this project, some terminology must be explained. An AI dataset is defined by the Oxford Dictionary as “a collection of data that is treated as a single unit by a computer”. The dataset we have<text:s/>made is essentially just a large collection of pictures with labels attached to each. The data in the dataset has been “normalized” to ensure more uniform data. Normalizing<text:s/></text:p>
      <text:p text:style-name="P32">When the AI model reads this data it “looks” at the pictures and “memorizes” important features like the outline and edges.</text:p>
      <text:p text:style-name="Normal"><text:span text:style-name="T33">Your implementation.</text:span><text:span text:style-name="T34"><text:tab/></text:span><text:span text:style-name="T35"><text:tab/></text:span><text:span text:style-name="T36"><text:tab/></text:span><text:span text:style-name="T37"><text:tab/></text:span><text:span text:style-name="T38"><text:tab/><text:s text:c="13"/>Alt under her faller under det</text:span></text:p>
      <text:p text:style-name="P39">Pictures<text:tab/><text:tab/><text:tab/>300-450 Words</text:p>
      <text:p text:style-name="P40">How we decided gestures</text:p>
      <text:p text:style-name="P41"><text:tab/>Co-operation with other groups</text:p>
      <text:p text:style-name="P42"><text:tab/>Problems we faced and potential issues</text:p>
      <text:p text:style-name="P43">Before we started taking<text:s/>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 where the fingers are<text:s/>split into three groups, index and middle finger, pinky, and ring finger, lastly, the thumb.<text:s/></text:p>
      <text:p text:style-name="P44">Since there was a lot of pictures to take, everyone took the pictures individually. This led to a lot of noise in the form of, varying camera quality, different<text:s/>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p text:style-name="P45">Normalizing<text:tab/><text:tab/><text:tab/>200-400 Words</text:p>
      <text:p text:style-name="P46"><text:tab/>How is the data normalized?</text:p>
      <text:soft-page-break/>
      <text:p text:style-name="P47"><text:tab/>Why did we do it like this</text:p>
      <text:p text:style-name="P48"><text:tab/>Where did we find code for it?</text:p>
      <text:p text:style-name="P49"><text:s/>As mentioned, we realized that it was necessary to normalize our data. Before we started, we researched what common ways image data is usually normalized. We wanted the normalization to be automated with a script, since there was too much data<text:s/>to do manually. After taking this into consideration, we ended up finding a script which would resize and grayscale our data. We had to alter it quite significantly to have it work in the first place, but when we were done, it would normalize and compile<text:s/>it into a ready dataset for us.<text:s/></text:p>
      <text:p text:style-name="P50">The issue with this, was that it didn’t save a normalized version of each picture. Instead, it would just send it directly into the AI model. Realizing that this would take too much time, we decided to rewrite it to save the photos directly instead of just generating a dataset. At the same time, we switched from cv2 to keras for our data manipulation/normalization, as keras has a more streamlined and less memory dependent method for preparing our data. With these changes our<text:s/>code was built up by two parts, the data normalizer, and the AI model trainer.<text:s/></text:p>
      <text:p text:style-name="P51"/>
      <text:p text:style-name="P52">AI models<text:tab/><text:tab/><text:tab/>250-600 Words</text:p>
      <text:p text:style-name="P53"><text:tab/>Which we chose and why</text:p>
      <text:p text:style-name="P54"><text:tab/>Where did we get the code?</text:p>
      <text:p text:style-name="P55">When deciding what models to use we wanted to ensure that<text:s/>they were attention based.<text:s/>Attention mimics cognitive recognition, as it focuses on certain parts of the image relevant to its previous results and diminishing other parts of the image deemed unnecessary. The idea behind it is to speed up the recognition of the model, as it only focuses on the parts deemed necessary.</text:p>
      <text:p text:style-name="P56">VGG19</text:p>
      <text:p text:style-name="Normal"><text:span text:style-name="T57">Experiments (?)</text:span><text:span text:style-name="T58"><text:tab/></text:span><text:span text:style-name="T59"><text:tab/>250-55</text:span><text:span text:style-name="T60">0 Words</text:span></text:p>
      <text:p text:style-name="Normal"><text:span text:style-name="T61"><text:tab/></text:span><text:span text:style-name="T62">Datasets</text:span><text:span text:style-name="T63"><text:tab/>(Mulig vi alrede har skrevet dette tidliger, usikker)</text:span></text:p>
      <text:p text:style-name="P64"><text:tab/>Results<text:tab/><text:tab/>(Hva fant vi, typ accuracy og lignende)</text:p>
      <text:p text:style-name="P65"><text:tab/>Analysis<text:s/><text:tab/>(Blir vel litt dypere hvorfor vi fikk svarene vi fikk)</text:p>
      <text:p text:style-name="P66"/>
      <text:p text:style-name="P67">Reflection &amp; discussion<text:tab/>200-400 Words</text:p>
      <text:p text:style-name="P68">comparisons<text:s/><text:tab/>(Åssen<text:s/>performa datasettet på en model ovenfor en annen)</text:p>
      <text:p text:style-name="P69">discussion<text:tab/>(Hva kunne vi gjort bedre, hva funka hva funka ikke)</text:p>
      <text:p text:style-name="P70">Conclusion<text:tab/><text:tab/><text:tab/>200-500 Words</text:p>
      <text:p text:style-name="P71"/>
      <text:p text:style-name="Normal"><text:span text:style-name="T72">Sources</text:span><text:span text:style-name="T73">:</text:span></text:p>
      <text:soft-page-break/>
      <text:p text:style-name="P74">https://www.oxfordlearnersdictionaries.com/definition/english/data-set?q=data+set</text:p>
      <text:p text:style-name="P75"/>
      <text:p text:style-name="P76">Group contributions:</text:p>
      <text:p text:style-name="P77">Everyone has contributed pictures for the dataset.</text:p>
      <text:p text:style-name="P78">Individual contributions:</text:p>
      <text:p text:style-name="P79">Axel:</text:p>
      <text:p text:style-name="P80"><text:tab/>Report structuring</text:p>
      <text:p text:style-name="P81"><text:tab/>Finding VGG19 model</text:p>
      <text:p text:style-name="P82">Daniel:</text:p>
      <text:p text:style-name="P83"><text:tab/>Finding and implementing data normalization</text:p>
      <text:p text:style-name="P84">Matthias:</text:p>
      <text:p text:style-name="P85"><text:tab/>Report implementation</text:p>
      <text:p text:style-name="Normal"><text:span text:style-name="T86"><text:tab/>Implementing ResNet mod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Standardskriftforavsnitt">
      <style:text-properties fo:language="nb" fo:country="NO"/>
    </style:style>
    <style:style style:name="Bunntekst" style:display-name="Bunn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Standardskriftforavsnit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Topptekst" style:family="paragraph">
      <style:paragraph-properties>
        <style:tab-stops>
          <style:tab-stop style:type="center" style:position="3.2659in"/>
        </style:tab-stops>
      </style:paragraph-properties>
    </style:style>
    <style:style style:name="T3" style:parent-style-name="Standardskriftforavsnitt" style:family="text">
      <style:text-properties fo:language="en" fo:country="US"/>
    </style:style>
    <style:style style:name="P4" style:parent-style-name="Bunntekst" style:family="paragraph">
      <style:paragraph-properties fo:text-align="end"/>
    </style:style>
    <style:style style:name="T5" style:parent-style-name="Standardskriftforavsnitt" style:family="text">
      <style:text-properties fo:font-weight="bold" style:font-weight-asian="bold" style:font-weight-complex="bold"/>
    </style:style>
    <style:style style:name="T6" style:parent-style-name="Standardskriftforavsnit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ROG2051</text:p>
      </style:header>
      <style:footer>
        <text:p text:style-name="P4">Page<text:s/><text:span text:style-name="T5"><text:page-number text:fixed="false">2</text:page-number></text:span><text:s/>of<text:s/><text:span text:style-name="T6"><text:page-count>2</text:page-count></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Matthias David Greeven</dc:creator>
    <meta:creation-date>2022-06-04T12:58:00Z</meta:creation-date>
    <dc:date>2022-06-06T19:54:00Z</dc:date>
    <meta:template xlink:href="Normal" xlink:type="simple"/>
    <meta:editing-cycles>278</meta:editing-cycles>
    <meta:editing-duration>PT34860S</meta:editing-duration>
    <meta:document-statistic meta:page-count="4" meta:paragraph-count="13" meta:word-count="1031" meta:character-count="6899" meta:row-count="49" meta:non-whitespace-character-count="5881"/>
  </office:meta>
</office:document-meta>
</file>